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face style:name="Andale Mono" svg:font-family="'Andale Mono'" style:font-pitch="fixed"/>
    <style:font-face style:name="Courier" svg:font-family="Courier" style:font-family-generic="modern" style:font-pitch="fixed"/>
    <style:font-face style:name="FreeMono" svg:font-family="FreeMono" style:font-family-generic="modern" style:font-pitch="fixed"/>
    <style:font-face style:name="Lucida Console" svg:font-family="'Lucida Console'" style:font-family-generic="modern" style:font-pitch="fixed"/>
    <style:font-face style:name="Albany AMT1" svg:font-family="'Albany AMT', Arial"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text-align="end" style:justify-single-word="false" fo:padding="0.049cm" fo:border-left="none" fo:border-right="none" fo:border-top="0.018cm solid #000000" fo:border-bottom="none" style:shadow="none"/>
      <style:text-properties style:use-window-font-color="true" fo:font-size="9pt" fo:language="es" fo:country="ES" style:font-name-asian="Times New Roman" style:font-size-asian="9pt" style:language-asian="es" style:country-asian="ES" style:font-name-complex="Times New Roman" style:font-size-complex="9pt" style:language-complex="ar" style:country-complex="SA"/>
    </style:style>
    <style:style style:name="P2" style:family="paragraph" style:parent-style-name="Heading_20_2">
      <style:paragraph-properties fo:text-align="justify" style:justify-single-word="false" fo:padding="0cm" fo:border-left="none" fo:border-right="none" fo:border-top="none" fo:border-bottom="0.018cm solid #000000" style:shadow="none">
        <style:tab-stops>
          <style:tab-stop style:position="0cm"/>
        </style:tab-stops>
      </style:paragraph-properties>
      <style:text-properties style:use-window-font-color="true" fo:font-size="14pt" fo:language="es" fo:country="ES" style:font-name-asian="Times New Roman" style:font-size-asian="14pt" style:language-asian="es" style:country-asian="ES" style:font-name-complex="Arial" style:font-size-complex="12pt" style:language-complex="ar" style:country-complex="SA"/>
    </style:style>
    <style:style style:name="P3" style:family="paragraph" style:parent-style-name="Standard">
      <style:paragraph-properties fo:text-align="justify" style:justify-single-word="false"/>
      <style:text-properties style:use-window-font-color="true" style:font-name="Arial" fo:font-size="10pt" fo:language="es" fo:country="ES" style:font-name-asian="Times New Roman" style:font-size-asian="10pt" style:language-asian="es" style:country-asian="ES" style:font-name-complex="Arial" style:font-size-complex="12pt" style:language-complex="ar" style:country-complex="SA"/>
    </style:style>
    <style:style style:name="P4" style:family="paragraph" style:parent-style-name="Standard">
      <style:paragraph-properties fo:text-align="justify" style:justify-single-word="false"/>
      <style:text-properties style:use-window-font-color="true" style:font-name="Arial" fo:font-size="10pt" fo:language="es" fo:country="ES" style:font-name-asian="Times New Roman" style:font-size-asian="10pt" style:language-asian="es" style:country-asian="ES" style:font-name-complex="Arial" style:font-size-complex="12pt" style:language-complex="ar" style:country-complex="SA" style:text-scale="90%"/>
    </style:style>
    <style:style style:name="P5" style:family="paragraph" style:parent-style-name="Standard">
      <style:paragraph-properties fo:text-align="justify" style:justify-single-word="false"/>
      <style:text-properties style:use-window-font-color="true" style:font-name="Arial" fo:font-size="9pt" fo:language="es" fo:country="ES" fo:font-style="normal" fo:font-weight="normal" style:font-name-asian="Times New Roman" style:font-size-asian="9pt" style:language-asian="es" style:country-asian="ES" style:font-style-asian="normal" style:font-weight-asian="normal" style:font-name-complex="Arial" style:font-size-complex="12pt" style:language-complex="ar" style:country-complex="SA" style:font-style-complex="normal" style:font-weight-complex="normal"/>
    </style:style>
    <style:style style:name="P6" style:family="paragraph" style:parent-style-name="Standard">
      <style:paragraph-properties fo:text-align="justify" style:justify-single-word="false"/>
      <style:text-properties style:use-window-font-color="true" style:font-name="Courier" fo:font-size="9pt" fo:language="en" fo:country="GB" style:font-name-asian="Times New Roman" style:font-size-asian="9pt" style:language-asian="es" style:country-asian="ES" style:font-name-complex="Arial" style:font-size-complex="12pt" style:language-complex="ar" style:country-complex="SA" style:text-scale="90%"/>
    </style:style>
    <style:style style:name="P7" style:family="paragraph" style:parent-style-name="Standard">
      <style:paragraph-properties fo:text-align="justify" style:justify-single-word="false"/>
      <style:text-properties style:use-window-font-color="true" style:font-name="Courier" fo:font-size="9pt" fo:language="es" fo:country="ES" style:font-name-asian="Times New Roman" style:font-size-asian="9pt" style:language-asian="es" style:country-asian="ES" style:font-name-complex="Arial" style:font-size-complex="12pt" style:language-complex="ar" style:country-complex="SA" style:text-scale="90%"/>
    </style:style>
    <style:style style:name="P8" style:family="paragraph" style:parent-style-name="Standard">
      <style:paragraph-properties fo:text-align="justify" style:justify-single-word="false"/>
      <style:text-properties style:use-window-font-color="true" style:font-name="Courier" fo:font-size="12pt" fo:language="es" fo:country="ES" fo:font-weight="bold" style:font-name-asian="Times New Roman" style:font-size-asian="12pt" style:language-asian="es" style:country-asian="ES" style:font-weight-asian="bold" style:font-name-complex="Arial" style:font-size-complex="12pt" style:language-complex="ar" style:country-complex="SA" style:font-weight-complex="bold"/>
    </style:style>
    <style:style style:name="P9" style:family="paragraph" style:parent-style-name="Standard">
      <style:paragraph-properties fo:text-align="justify" style:justify-single-word="false"/>
      <style:text-properties style:use-window-font-color="true" style:font-name="Courier" fo:font-size="10pt" fo:language="es" fo:country="ES" style:font-name-asian="Times New Roman" style:font-size-asian="10pt" style:language-asian="es" style:country-asian="ES" style:font-name-complex="Arial" style:font-size-complex="12pt" style:language-complex="ar" style:country-complex="SA" style:text-scale="90%"/>
    </style:style>
    <style:style style:name="P10" style:family="paragraph" style:parent-style-name="Standard">
      <style:paragraph-properties fo:text-align="justify" style:justify-single-word="false"/>
      <style:text-properties style:use-window-font-color="true" style:font-name="Courier" fo:font-size="10pt" fo:language="es" fo:country="ES" style:font-name-asian="Times New Roman" style:font-size-asian="10pt" style:language-asian="es" style:country-asian="ES" style:font-name-complex="Arial" style:font-size-complex="12pt" style:language-complex="ar" style:country-complex="SA"/>
    </style:style>
    <style:style style:name="P11" style:family="paragraph" style:parent-style-name="Standard">
      <style:paragraph-properties fo:text-align="justify" style:justify-single-word="false"/>
      <style:text-properties style:use-window-font-color="true" style:font-name="Andale Mono" fo:font-size="9pt" fo:language="en" fo:country="GB" style:font-name-asian="Times New Roman" style:font-size-asian="9pt" style:language-asian="es" style:country-asian="ES" style:font-name-complex="Arial" style:font-size-complex="12pt" style:language-complex="ar" style:country-complex="SA" style:text-scale="90%"/>
    </style:style>
    <style:style style:name="P12" style:family="paragraph" style:parent-style-name="Standard">
      <style:paragraph-properties fo:text-align="justify" style:justify-single-word="false"/>
      <style:text-properties style:use-window-font-color="true" style:font-name="Andale Mono" fo:font-size="10pt" fo:language="es" fo:country="ES" style:font-name-asian="Times New Roman" style:font-size-asian="10pt" style:language-asian="es" style:country-asian="ES" style:font-name-complex="Arial" style:font-size-complex="12pt" style:language-complex="ar" style:country-complex="SA"/>
    </style:style>
    <style:style style:name="P13" style:family="paragraph" style:parent-style-name="Standard">
      <style:paragraph-properties fo:text-align="justify" style:justify-single-word="false"/>
      <style:text-properties style:use-window-font-color="true" fo:font-size="12pt" fo:language="es" fo:country="ES" fo:font-weight="bold" style:font-name-asian="Times New Roman" style:font-size-asian="12pt" style:language-asian="es" style:country-asian="ES"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ab-stops>
          <style:tab-stop style:position="0cm"/>
        </style:tab-stops>
      </style:paragraph-properties>
      <style:text-properties style:use-window-font-color="true" fo:font-size="12pt" fo:language="es" fo:country="ES" fo:font-weight="bold" style:font-name-asian="Times New Roman" style:font-size-asian="12pt" style:language-asian="es" style:country-asian="ES" style:font-weight-asian="bold" style:font-name-complex="Arial" style:font-size-complex="12pt" style:language-complex="ar" style:country-complex="SA" style:font-weight-complex="bold"/>
    </style:style>
    <style:style style:name="P15" style:family="paragraph" style:parent-style-name="Standard">
      <style:paragraph-properties fo:text-align="justify" style:justify-single-word="false"/>
      <style:text-properties style:use-window-font-color="true" style:font-name="Courier New" fo:font-size="9pt" fo:language="es" fo:country="ES" style:font-name-asian="Times New Roman" style:font-size-asian="9pt" style:language-asian="es" style:country-asian="ES" style:font-name-complex="Courier New" style:font-size-complex="8pt" style:language-complex="ar" style:country-complex="SA" style:text-scale="90%"/>
    </style:style>
    <style:style style:name="P16" style:family="paragraph" style:parent-style-name="Standard">
      <style:paragraph-properties fo:text-align="justify" style:justify-single-word="false"/>
      <style:text-properties style:font-name="Courier"/>
    </style:style>
    <style:style style:name="P17" style:family="paragraph" style:parent-style-name="Standard">
      <style:paragraph-properties fo:text-align="justify" style:justify-single-word="false"/>
      <style:text-properties fo:color="#999999" style:font-name="Courier" fo:font-size="9pt" fo:language="es" fo:country="ES" style:font-name-asian="Times New Roman" style:font-size-asian="9pt" style:language-asian="es" style:country-asian="ES" style:font-name-complex="Arial" style:font-size-complex="12pt" style:language-complex="ar" style:country-complex="SA" style:text-scale="90%"/>
    </style:style>
    <style:style style:name="P18" style:family="paragraph" style:parent-style-name="Standard">
      <style:paragraph-properties fo:text-align="justify" style:justify-single-word="false"/>
    </style:style>
    <style:style style:name="P19" style:family="paragraph" style:parent-style-name="Heading_20_1">
      <style:paragraph-properties fo:text-align="justify" style:justify-single-word="false">
        <style:tab-stops>
          <style:tab-stop style:position="0cm"/>
        </style:tab-stops>
      </style:paragraph-properties>
      <style:text-properties style:use-window-font-color="true" fo:font-size="12pt" fo:language="es" fo:country="ES" fo:font-weight="bold" style:font-name-asian="Times New Roman" style:font-size-asian="12pt" style:language-asian="es" style:country-asian="ES" style:font-weight-asian="bold" style:font-name-complex="Arial" style:font-size-complex="12pt" style:language-complex="ar" style:country-complex="SA" style:font-weight-complex="bold"/>
    </style:style>
    <style:style style:name="P20" style:family="paragraph" style:parent-style-name="Heading_20_1">
      <style:paragraph-properties fo:text-align="justify" style:justify-single-word="false">
        <style:tab-stops>
          <style:tab-stop style:position="0cm"/>
        </style:tab-stops>
      </style:paragraph-properties>
      <style:text-properties style:use-window-font-color="true" fo:language="es" fo:country="ES" fo:font-weight="bold" style:font-name-asian="Times New Roman" style:language-asian="es" style:country-asian="ES" style:font-weight-asian="bold" style:font-name-complex="Arial" style:font-size-complex="12pt" style:language-complex="ar" style:country-complex="SA" style:font-weight-complex="bold"/>
    </style:style>
    <style:style style:name="P21" style:family="paragraph" style:parent-style-name="Heading_20_1">
      <style:paragraph-properties fo:text-align="justify" style:justify-single-word="false">
        <style:tab-stops>
          <style:tab-stop style:position="0cm"/>
        </style:tab-stops>
      </style:paragraph-properties>
    </style:style>
    <style:style style:name="P22" style:family="paragraph" style:parent-style-name="Standard" style:master-page-name="Standard">
      <style:paragraph-properties fo:text-align="justify" style:justify-single-word="false" fo:orphans="2" fo:widows="2" fo:hyphenation-ladder-count="no-limit" style:page-number="auto" style:writing-mode="lr-tb"/>
      <style:text-properties style:use-window-font-color="true" style:font-name="Arial" fo:font-size="10pt" fo:language="es" fo:country="ES" style:font-name-asian="Times New Roman" style:font-size-asian="10pt" style:language-asian="es" style:country-asian="ES" style:font-name-complex="Arial" style:font-size-complex="12pt" style:language-complex="ar" style:country-complex="SA" fo:hyphenate="false" fo:hyphenation-remain-char-count="2" fo:hyphenation-push-char-count="2"/>
    </style:style>
    <style:style style:name="P23" style:family="paragraph" style:parent-style-name="Standard">
      <style:paragraph-properties fo:text-align="justify" style:justify-single-word="false"/>
      <style:text-properties style:font-name="Courier" fo:font-size="9pt" style:font-size-asian="9pt" style:font-name-complex="Arial" style:text-scale="90%"/>
    </style:style>
    <style:style style:name="P24" style:family="paragraph" style:parent-style-name="Standard">
      <style:paragraph-properties fo:text-align="justify" style:justify-single-word="false"/>
    </style:style>
    <style:style style:name="T1" style:family="text">
      <style:text-properties fo:color="#808080"/>
    </style:style>
    <style:style style:name="T2" style:family="text">
      <style:text-properties fo:color="#808080" fo:font-size="9pt" fo:language="en" fo:country="GB" style:font-name-asian="Times New Roman" style:font-size-asian="9pt" style:language-asian="es" style:country-asian="ES" style:font-name-complex="Arial" style:font-size-complex="12pt" style:language-complex="ar" style:country-complex="SA" style:text-scale="90%"/>
    </style:style>
    <style:style style:name="T3" style:family="text">
      <style:text-properties style:use-window-font-color="true" fo:font-size="9pt" fo:language="es" fo:country="ES" style:font-name-asian="Times New Roman" style:font-size-asian="9pt" style:language-asian="es" style:country-asian="ES" style:font-name-complex="Arial" style:font-size-complex="12pt" style:language-complex="ar" style:country-complex="SA" style:text-scale="90%"/>
    </style:style>
    <style:style style:name="T4" style:family="text">
      <style:text-properties style:use-window-font-color="true" fo:font-size="9pt" fo:language="en" fo:country="GB" style:font-name-asian="Times New Roman" style:font-size-asian="9pt" style:language-asian="es" style:country-asian="ES" style:font-name-complex="Arial" style:font-size-complex="12pt" style:language-complex="ar" style:country-complex="SA" style:text-scale="90%"/>
    </style:style>
    <style:style style:name="T5" style:family="text">
      <style:text-properties style:use-window-font-color="true" fo:font-size="12pt" fo:language="es" fo:country="ES" fo:font-weight="bold" style:font-name-asian="Times New Roman" style:font-size-asian="12pt" style:language-asian="es" style:country-asian="ES" style:font-weight-asian="bold" style:font-name-complex="Arial" style:font-size-complex="12pt" style:language-complex="ar" style:country-complex="SA" style:font-weight-complex="bold"/>
    </style:style>
    <style:style style:name="T6" style:family="text">
      <style:text-properties style:use-window-font-color="true" fo:font-size="10pt" fo:language="es" fo:country="ES" fo:font-weight="bold" style:font-name-asian="Times New Roman" style:font-size-asian="10pt" style:language-asian="es" style:country-asian="ES" style:font-weight-asian="bold" style:font-name-complex="Arial" style:font-size-complex="12pt" style:language-complex="ar" style:country-complex="SA" style:font-weight-complex="bold"/>
    </style:style>
    <style:style style:name="T7" style:family="text">
      <style:text-properties style:use-window-font-color="true" style:font-name="Arial" fo:font-size="9pt" fo:language="es" fo:country="ES" fo:font-style="italic" style:text-underline-style="solid" style:text-underline-width="auto" style:text-underline-color="font-color" fo:font-weight="bold" style:font-name-asian="Times New Roman" style:font-size-asian="9pt" style:language-asian="es" style:country-asian="ES" style:font-style-asian="italic" style:font-weight-asian="bold" style:font-name-complex="Arial" style:font-size-complex="12pt" style:language-complex="ar" style:country-complex="SA" style:font-style-complex="italic" style:font-weight-complex="bold"/>
    </style:style>
    <style:style style:name="T8" style:family="text">
      <style:text-properties style:use-window-font-color="true" style:font-name="Arial" fo:font-size="9pt" fo:language="es" fo:country="ES" fo:font-style="italic" style:font-name-asian="Times New Roman" style:font-size-asian="9pt" style:language-asian="es" style:country-asian="ES" style:font-style-asian="italic" style:font-name-complex="Arial" style:font-size-complex="12pt" style:language-complex="ar" style:country-complex="SA" style:font-style-complex="italic"/>
    </style:style>
    <style:style style:name="T9" style:family="text">
      <style:text-properties style:use-window-font-color="true" fo:language="es" fo:country="ES" style:font-name-asian="Times New Roman" style:language-asian="es" style:country-asian="ES" style:font-size-complex="12pt" style:language-complex="ar" style:country-complex="SA"/>
    </style:style>
    <style:style style:name="T10" style:family="text">
      <style:text-properties style:use-window-font-color="true" fo:language="en" fo:country="GB" style:font-name-asian="Times New Roman" style:language-asian="es" style:country-asian="ES" style:font-size-complex="12pt" style:language-complex="ar" style:country-complex="SA"/>
    </style:style>
    <style:style style:name="T11" style:family="text">
      <style:text-properties fo:color="#999999" fo:font-size="9pt" fo:language="en" fo:country="GB" style:font-name-asian="Times New Roman" style:font-size-asian="9pt" style:language-asian="es" style:country-asian="ES" style:font-name-complex="Arial" style:font-size-complex="12pt" style:language-complex="ar" style:country-complex="SA" style:text-scale="90%"/>
    </style:style>
    <style:style style:name="T12" style:family="text">
      <style:text-properties fo:color="#999999" fo:font-size="9pt" fo:language="es" fo:country="ES" style:font-name-asian="Times New Roman" style:font-size-asian="9pt" style:language-asian="es" style:country-asian="ES" style:font-name-complex="Arial" style:font-size-complex="12pt" style:language-complex="ar" style:country-complex="SA" style:text-scale="90%"/>
    </style:style>
    <style:style style:name="T13" style:family="text">
      <style:text-properties fo:color="#999999" fo:language="es" fo:country="ES" style:font-name-asian="Times New Roman" style:language-asian="es" style:country-asian="ES" style:font-size-complex="12pt" style:language-complex="ar" style:country-complex="SA"/>
    </style:style>
    <style:style style:name="T14" style:family="text">
      <style:text-properties fo:font-style="italic" style:font-style-asian="italic" style:font-style-complex="italic"/>
    </style:style>
    <style:style style:name="T15" style:family="text">
      <style:text-properties fo:font-size="12pt" style:font-size-asian="12pt"/>
    </style:style>
    <style:style style:name="T16" style:family="text">
      <style:text-properties fo:font-size="10pt" style:font-size-asian="10pt"/>
    </style:style>
    <style:style style:name="T17" style:family="text">
      <style:text-properties style:font-name="Courier" fo:font-size="9pt" style:font-size-asian="9pt" style:font-name-complex="Arial" style:text-scale="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Fundamentos de Programación – 1º ASI</text:p>
      <text:h text:style-name="P2" text:outline-level="2">Ejercicios resueltos de cadenas (Tema 3)</text:h>
      <text:p text:style-name="P3"/>
      <text:p text:style-name="P3">A continuación se presenta el código fuente de los problemas de cadenas del tema 3. Comparadlos con vuestras soluciones y plantead en clase cualquier duda o modificación.</text:p>
      <text:p text:style-name="P3"/>
      <text:p text:style-name="P3"/>
      <text:h text:style-name="P19" text:outline-level="1">Ejercicio 3.21</text:h>
      <text:p text:style-name="P3">Dada una cadena, sustituir sus vocales por asteriscos. Por ejemplo, si la cadena de entrada es “Celia Viñas”, la salida debe ser “C*l** V*ñ*s”</text:p>
      <text:p text:style-name="P3"/>
      <text:p text:style-name="P6">int main(void)</text:p>
      <text:p text:style-name="P6">{</text:p>
      <text:p text:style-name="P6"><text:s text:c="3"/>char cad[100];</text:p>
      <text:p text:style-name="P6"><text:s text:c="3"/>int i;</text:p>
      <text:p text:style-name="P6"/>
      <text:p text:style-name="P6"><text:s text:c="3"/>printf(“Introduzca una cadena: “);</text:p>
      <text:p text:style-name="P6"><text:s text:c="3"/>gets(cad);</text:p>
      <text:p text:style-name="P6"/>
      <text:p text:style-name="P6"><text:s text:c="3"/><text:span text:style-name="T1">// Recorremos la cadena buscando las vocales</text:span></text:p>
      <text:p text:style-name="P6"><text:s text:c="3"/>for (i = 0; i &lt; strlen(cad); i++)</text:p>
      <text:p text:style-name="P6"><text:s text:c="3"/>{</text:p>
      <text:p text:style-name="P6"><text:s text:c="6"/>if ((cad[i] == 'a') || (cad[i] == 'e') || (cad[i] == 'i') || (cad[i] == 'o') ||</text:p>
      <text:p text:style-name="P6"><text:s text:c="10"/>(cad[i] == 'u') || (cad[i] == 'A') || (cad[i] == 'E') || (cad[i] == 'I') ||</text:p>
      <text:p text:style-name="P6"><text:s text:c="10"/>(cad[i] == 'O') || (cad[i] == 'U'))</text:p>
      <text:p text:style-name="P6"><text:s text:c="6"/>{</text:p>
      <text:p text:style-name="P6"><text:tab/><text:tab/><text:span text:style-name="T1">// Hemos encontrado una vocal en la posición i, así que la sustituimos por *</text:span></text:p>
      <text:p text:style-name="P6"><text:s text:c="14"/>cad[i] = '*';</text:p>
      <text:p text:style-name="P6"><text:s text:c="6"/>}</text:p>
      <text:p text:style-name="P6"><text:s text:c="3"/>} <text:span text:style-name="T1">// Fin del for</text:span></text:p>
      <text:p text:style-name="P6"/>
      <text:p text:style-name="P6"><text:s text:c="3"/><text:span text:style-name="T1">// Por último, mostramos el resultado</text:span></text:p>
      <text:p text:style-name="P6"><text:s text:c="3"/>puts(cad);</text:p>
      <text:p text:style-name="P6"><text:s text:c="3"/>return 0;</text:p>
      <text:p text:style-name="P6">}</text:p>
      <text:p text:style-name="P11"><text:tab/><text:tab/></text:p>
      <text:p text:style-name="P11"/>
      <text:h text:style-name="P19" text:outline-level="1">Ejercicio 3.22</text:h>
      <text:p text:style-name="P4">Pedir una cadena por teclado y mostrarla en la pantalla al revés. Por ejemplo, si la cadena de entrada es “En un lugar de la Mancha”, la salida debe ser “ahcnaM al ed ragul nu nE”</text:p>
      <text:p text:style-name="P11"/>
      <text:p text:style-name="P6">int main(void)</text:p>
      <text:p text:style-name="P6">{</text:p>
      <text:p text:style-name="P6"><text:s text:c="3"/>char cad[100];</text:p>
      <text:p text:style-name="P6"><text:s text:c="3"/>int i;</text:p>
      <text:p text:style-name="P6"/>
      <text:p text:style-name="P6"><text:s text:c="3"/>printf("Introduzca una cadena:");</text:p>
      <text:p text:style-name="P6"><text:s text:c="3"/>gets(cad);</text:p>
      <text:p text:style-name="P6"><text:s text:c="3"/></text:p>
      <text:p text:style-name="P6"><text:s text:c="3"/><text:span text:style-name="T1">// Recorremos la cadena desde el final hacia el principio</text:span></text:p>
      <text:p text:style-name="P6"><text:s text:c="3"/>for (i = strlen(cad); i &gt;= 0; i--)</text:p>
      <text:p text:style-name="P6"><text:s text:c="3"/>{</text:p>
      <text:p text:style-name="P6"><text:s text:c="7"/><text:span text:style-name="T1">// Imprimimos cada carácter</text:span></text:p>
      <text:p text:style-name="P6"><text:s text:c="7"/>printf("%c", cad[i]);</text:p>
      <text:p text:style-name="P6"><text:s text:c="3"/>}</text:p>
      <text:p text:style-name="P6"/>
      <text:p text:style-name="P6"><text:soft-page-break/><text:s text:c="3"/>return 0;</text:p>
      <text:p text:style-name="P6">}</text:p>
      <text:p text:style-name="P6"/>
      <text:p text:style-name="P11"/>
      <text:h text:style-name="P19" text:outline-level="1">Ejercicio 3.23</text:h>
      <text:p text:style-name="P3">Comprobar si, en una cadena leída por teclado, los caracteres están dispuestos en orden alfabético creciente.</text:p>
      <text:p text:style-name="P3"/>
      <text:p text:style-name="P6">int main(void)</text:p>
      <text:p text:style-name="P6">{</text:p>
      <text:p text:style-name="P6"><text:s text:c="4"/>int orden, i;</text:p>
      <text:p text:style-name="P6"><text:s text:c="4"/>char cad[100];</text:p>
      <text:p text:style-name="P6"><text:s text:c="4"/></text:p>
      <text:p text:style-name="P7"><text:s text:c="4"/>printf("Introduzca una cadena: ");</text:p>
      <text:p text:style-name="P16"><text:span text:style-name="T3"><text:s text:c="4"/></text:span><text:span text:style-name="T4">gets(cad);</text:span></text:p>
      <text:p text:style-name="P6"><text:s text:c="4"/></text:p>
      <text:p text:style-name="P16"><text:span text:style-name="T4"><text:s text:c="4"/>orden = 1; <text:s text:c="7"/><text:tab/></text:span><text:span text:style-name="T11">// Centinela. Valdrá 1 si las letras están en orden</text:span></text:p>
      <text:p text:style-name="P16"><text:span text:style-name="T4"><text:s text:c="4"/>i = 1; <text:tab/><text:tab/> <text:s text:c="6"/></text:span><text:span text:style-name="T11">// Contador. Empezaremos en el carácter 1, no en el 0</text:span></text:p>
      <text:p text:style-name="P6"/>
      <text:p text:style-name="P6"><text:s text:c="4"/>while ((orden == 1) &amp;&amp; (i &lt; strlen(cad)))</text:p>
      <text:p text:style-name="P6"><text:s text:c="4"/>{</text:p>
      <text:p text:style-name="P16"><text:span text:style-name="T4"><text:s text:c="8"/>if (cad[i] &lt; cad[i-1]) <text:s text:c="2"/></text:span><text:span text:style-name="T11">// Comparamos cada letra con la anterior</text:span></text:p>
      <text:p text:style-name="P7"><text:s text:c="8"/>{ <text:s text:c="24"/></text:p>
      <text:p text:style-name="P16"><text:span text:style-name="T3"><text:s text:c="16"/>orden = 0;<text:tab/> <text:s text:c="3"/></text:span><text:span text:style-name="T12">// Si estas letras no están en orden, ponemos orden = 0</text:span></text:p>
      <text:p text:style-name="P16"><text:span text:style-name="T3"><text:s text:c="8"/></text:span><text:span text:style-name="T4">}</text:span></text:p>
      <text:p text:style-name="P6"><text:s text:c="8"/>i++;</text:p>
      <text:p text:style-name="P6"><text:s text:c="4"/>}</text:p>
      <text:p text:style-name="P6"><text:s text:c="4"/></text:p>
      <text:p text:style-name="P16"><text:span text:style-name="T3"><text:s text:c="4"/></text:span><text:span text:style-name="T12">// Si el bucle termina y orden sigue siendo 1, es que no se encontraron letras desordenadas</text:span></text:p>
      <text:p text:style-name="P16"><text:span text:style-name="T3"><text:s text:c="4"/></text:span><text:span text:style-name="T4">if (orden == 1)</text:span></text:p>
      <text:p text:style-name="P6"><text:s text:c="8"/>printf("Las letras de la cadena están en orden alfabético\n");</text:p>
      <text:p text:style-name="P6"><text:s text:c="4"/>else</text:p>
      <text:p text:style-name="P6"><text:s text:c="8"/>printf("Las letras de la cadena NO están en orden alfabético\n");</text:p>
      <text:p text:style-name="P6"><text:s text:c="8"/></text:p>
      <text:p text:style-name="P6"><text:s text:c="4"/>return 0;</text:p>
      <text:p text:style-name="P6">}</text:p>
      <text:p text:style-name="P3"/>
      <text:h text:style-name="P19" text:outline-level="1">Ejercicio 3.24</text:h>
      <text:p text:style-name="P3">Leer una cadena por teclado y contar el número de vocales de cada tipo que existen. Por ejemplo, si la cadena de entrada es “Hola, mundo”, la salida debe ser: A = 1, E = 0, I = 0, O = 2, U = 1.</text:p>
      <text:p text:style-name="P3"/>
      <text:p text:style-name="P6">int main()</text:p>
      <text:p text:style-name="P6">{</text:p>
      <text:p text:style-name="P6"><text:s text:c="4"/>char cad[50];</text:p>
      <text:p text:style-name="P16"><text:span text:style-name="T4"><text:s text:c="4"/>int contA, contE, contI, contO, contU;<text:tab/></text:span><text:span text:style-name="T2">// Necesitamos un contador para cada tipo de vocal</text:span></text:p>
      <text:p text:style-name="P6"><text:s text:c="4"/>int i;</text:p>
      <text:p text:style-name="P6"/>
      <text:p text:style-name="P6"><text:s text:c="4"/>printf(“Introduzca una cadena: “);</text:p>
      <text:p text:style-name="P6"><text:s text:c="4"/>gets(cad);</text:p>
      <text:p text:style-name="P6"/>
      <text:p text:style-name="P6"><text:s text:c="4"/><text:span text:style-name="T1">// Inicializamos todos los contadores a cero</text:span></text:p>
      <text:p text:style-name="P6"><text:s text:c="4"/>contA = 0;</text:p>
      <text:p text:style-name="P6"><text:s text:c="4"/>contE = 0;</text:p>
      <text:p text:style-name="P6"><text:s text:c="4"/>contI = 0;</text:p>
      <text:p text:style-name="P6"><text:s text:c="4"/>contO = 0;</text:p>
      <text:p text:style-name="P6"><text:s text:c="4"/>contU = 0;</text:p>
      <text:p text:style-name="P6"/>
      <text:p text:style-name="P6"><text:s text:c="4"/><text:span text:style-name="T1">// Recorremos la cadena buscando las distintas vocales</text:span></text:p>
      <text:p text:style-name="P6"><text:s text:c="4"/>for (i = 0; i &lt; strlen(cad); i++)</text:p>
      <text:p text:style-name="P6"><text:soft-page-break/><text:s text:c="4"/>{</text:p>
      <text:p text:style-name="P6"><text:s text:c="7"/><text:span text:style-name="T1">// Miramos el carácter actual para ver si es una vocal</text:span></text:p>
      <text:p text:style-name="P6"><text:s text:c="7"/>if ((cad[i] == 'a') || (cad[i] == 'A'))<text:tab/><text:span text:style-name="T1">// Es una A</text:span></text:p>
      <text:p text:style-name="P6"><text:tab/><text:tab/>contA = contA + 1;</text:p>
      <text:p text:style-name="P6"/>
      <text:p text:style-name="P6"><text:s text:c="7"/>if ((cad[i] == 'e') || (cad[i] == 'E'))<text:tab/><text:span text:style-name="T1">// Es una E</text:span></text:p>
      <text:p text:style-name="P6"><text:tab/><text:tab/>contE = contE + 1;</text:p>
      <text:p text:style-name="P6"/>
      <text:p text:style-name="P6"><text:s text:c="7"/>if ((cad[i] == 'i') || (cad[i] == 'I'))<text:tab/><text:span text:style-name="T1">// Es una I</text:span></text:p>
      <text:p text:style-name="P6"><text:tab/><text:tab/>contI = contI + 1;</text:p>
      <text:p text:style-name="P6"/>
      <text:p text:style-name="P6"><text:s text:c="7"/>if ((cad[i] == 'o') || (cad[i] == 'O'))<text:tab/><text:span text:style-name="T1">// Es una O</text:span></text:p>
      <text:p text:style-name="P6"><text:tab/><text:tab/>contO = contO + 1;</text:p>
      <text:p text:style-name="P6"/>
      <text:p text:style-name="P6"><text:s text:c="7"/>if ((cad[i] == 'u') || (cad[i] == 'U'))<text:tab/><text:span text:style-name="T1">// Es una U</text:span></text:p>
      <text:p text:style-name="P6"><text:tab/><text:tab/>contU = contU + 1;</text:p>
      <text:p text:style-name="P6"><text:s text:c="4"/>}</text:p>
      <text:p text:style-name="P6"/>
      <text:p text:style-name="P6"><text:s text:c="4"/><text:span text:style-name="T1">// Mostramos el contenido final de los contadores</text:span></text:p>
      <text:p text:style-name="P6"><text:s text:c="4"/>printf(“A = %i, E = %i, I = %i, O = %i, U = %i\n”, contA, contE, contI, contO, contU);</text:p>
      <text:p text:style-name="P6"><text:s/></text:p>
      <text:p text:style-name="P6"><text:s text:c="4"/>return 0;</text:p>
      <text:p text:style-name="P6">}</text:p>
      <text:p text:style-name="P8"/>
      <text:h text:style-name="P19" text:outline-level="1"/>
      <text:h text:style-name="P19" text:outline-level="1">Ejercicio 3.25</text:h>
      <text:p text:style-name="P3">Comprobar si una cadena introducida por teclado es un <text:span text:style-name="T14">palíndromo</text:span>.</text:p>
      <text:p text:style-name="P3"/>
      <text:p text:style-name="P7">int main()</text:p>
      <text:p text:style-name="P7">{</text:p>
      <text:p text:style-name="P7"><text:s text:c="4"/>char c[50], cad[50];</text:p>
      <text:p text:style-name="P7"><text:s text:c="4"/>int i, j, iz, de, diferencias;</text:p>
      <text:p text:style-name="P7"><text:s text:c="4"/></text:p>
      <text:p text:style-name="P7"><text:s text:c="4"/>puts("Teclee una cadena: ");</text:p>
      <text:p text:style-name="P7"><text:s text:c="4"/>gets(c);</text:p>
      <text:p text:style-name="P7"/>
      <text:p text:style-name="P7"><text:s text:c="4"/>/* Eliminamos los espacios de la cadena c y la copiamos en cad */</text:p>
      <text:p text:style-name="P7"><text:s text:c="4"/>j = 0;</text:p>
      <text:p text:style-name="P7"><text:s text:c="4"/>for (i = 0; i &lt; strlen(c); i++)</text:p>
      <text:p text:style-name="P7"><text:s text:c="4"/>{</text:p>
      <text:p text:style-name="P7"><text:s text:c="8"/>if (c[i] != ' ') {</text:p>
      <text:p text:style-name="P7"><text:s text:c="12"/>cad[j] = c[i];</text:p>
      <text:p text:style-name="P7"><text:s text:c="12"/>j++;</text:p>
      <text:p text:style-name="P7"><text:s text:c="8"/>}</text:p>
      <text:p text:style-name="P7"><text:s text:c="4"/>}</text:p>
      <text:p text:style-name="P7"><text:s text:c="4"/>cad[j] = '\0';<text:tab/>/* Añadimos el nulo al final de la nueva cadena */</text:p>
      <text:p text:style-name="P7"/>
      <text:p text:style-name="P7"><text:s text:c="4"/>/* Hacemos un bucle con dos contadores: uno empezará por un extremo de la cadena</text:p>
      <text:p text:style-name="P7"><text:s text:c="7"/>y el otro por el otro extremo, hasta que se crucen. Si todos los caracteres de ambos</text:p>
      <text:p text:style-name="P7"><text:s text:c="7"/>extremos coinciden, entonces es un palíndromo */</text:p>
      <text:p text:style-name="P7"><text:s text:c="4"/>iz = 0; <text:s/>de = strlen(cad)-1;</text:p>
      <text:p text:style-name="P7"><text:s text:c="4"/>diferencias = 0;</text:p>
      <text:p text:style-name="P7"><text:s text:c="4"/>while ((iz &lt; de) &amp;&amp; (diferencias == 0))</text:p>
      <text:p text:style-name="P7"><text:s text:c="4"/>{</text:p>
      <text:p text:style-name="P7"><text:s text:c="8"/>if (cad[iz] != cad[de])<text:tab/> /* Hemos encontrado una diferencia: NO ES UN PALINDROMO */</text:p>
      <text:p text:style-name="P7"><text:s text:c="11"/>diferencias++;</text:p>
      <text:p text:style-name="P7"/>
      <text:p text:style-name="P7"><text:s text:c="8"/>iz++;</text:p>
      <text:p text:style-name="P7"><text:s text:c="8"/>de--;</text:p>
      <text:p text:style-name="P7"><text:s text:c="4"/>}</text:p>
      <text:p text:style-name="P7"><text:soft-page-break/></text:p>
      <text:p text:style-name="P7"><text:s text:c="4"/>if (diferencias == 0)</text:p>
      <text:p text:style-name="P7"><text:s text:c="7"/><text:tab/>puts("La palabra es un palíndromo");</text:p>
      <text:p text:style-name="P7"><text:s text:c="4"/>else</text:p>
      <text:p text:style-name="P7"><text:s text:c="7"/>puts("La palabra NO es un palíndromo");</text:p>
      <text:p text:style-name="P7"/>
      <text:p text:style-name="P7"><text:s text:c="4"/>return 0;</text:p>
      <text:p text:style-name="P7">}</text:p>
      <text:p text:style-name="P7"/>
      <text:p text:style-name="P7"/>
      <text:h text:style-name="P20" text:outline-level="1"><text:span text:style-name="T15">Ejercicio 3.26 </text:span><text:span text:style-name="T16">– Solución 1: contando los caracteres coincidentes</text:span></text:h>
      <text:p text:style-name="P3">Leer dos cadenas, cad1 y cad2, <text:s/>y buscar una ocurrencia de cad2 dentro de cad1, sustituyéndola por asteriscos (" * ")</text:p>
      <text:p text:style-name="P12"/>
      <text:p text:style-name="P23">int main()</text:p>
      <text:p text:style-name="P23">{</text:p>
      <text:p text:style-name="P23"><text:s text:c="4"/>char cad1[50], cad2[50];</text:p>
      <text:p text:style-name="P23"><text:s text:c="4"/>int i,j,coincidencias;</text:p>
      <text:p text:style-name="P23"><text:s text:c="4"/></text:p>
      <text:p text:style-name="P23"><text:s text:c="4"/>puts("Teclee el primer texto: ");</text:p>
      <text:p text:style-name="P23"><text:s text:c="4"/>gets(cad1);</text:p>
      <text:p text:style-name="P23"><text:s text:c="4"/>puts("Teclee el segundo texto: ");</text:p>
      <text:p text:style-name="P23"><text:s text:c="4"/>gets(cad2);</text:p>
      <text:p text:style-name="P23"><text:span text:style-name="T9"><text:s text:c="4"/></text:span><text:span text:style-name="T13">// Comprobamos que la segunda cadena sea más corta que la primera</text:span></text:p>
      <text:p text:style-name="P23"><text:span text:style-name="T9"><text:s text:c="4"/></text:span><text:span text:style-name="T10">if (strlen(cad2) &gt; strlen(cad1)) {</text:span></text:p>
      <text:p text:style-name="P23"><text:span text:style-name="T10"><text:s text:c="7"/><text:tab/></text:span><text:span text:style-name="T9">puts("El segundo texto debe ser más corto que el primero");</text:span></text:p>
      <text:p text:style-name="P23"><text:s text:c="7"/>exit(-1);</text:p>
      <text:p text:style-name="P23"><text:s text:c="4"/>}</text:p>
      <text:p text:style-name="P23"><text:s text:c="4"/></text:p>
      <text:p text:style-name="P23"><text:span text:style-name="T9"><text:s text:c="4"/>for (i=0; i&lt;strlen(cad1); i++) <text:s text:c="8"/><text:tab/></text:span><text:span text:style-name="T13">// Recorremos todas las letras de cad1</text:span></text:p>
      <text:p text:style-name="P23"><text:s text:c="4"/>{</text:p>
      <text:p text:style-name="P23"><text:span text:style-name="T9"><text:s text:c="8"/>if (cad1[i] == cad2[0]) <text:s text:c="9"/></text:span><text:span text:style-name="T13">// Hemos encontrado una posible coincidencia</text:span></text:p>
      <text:p text:style-name="P23"><text:s text:c="8"/>{</text:p>
      <text:p text:style-name="P23"><text:tab/> <text:s text:c="4"/>coincidencias = 0;</text:p>
      <text:p text:style-name="P23"><text:span text:style-name="T9"><text:s text:c="5"/><text:tab/> <text:s text:c="4"/></text:span><text:span text:style-name="T13">// contamos cuantas coincidencias hay entre cad1 y cad2 a partir de la posición</text:span></text:p>
      <text:p text:style-name="P23"><text:tab/> <text:s text:c="4"/>// i de cad1 y de la posición 0 de cad2</text:p>
      <text:p text:style-name="P23"><text:s text:c="12"/>for (j=0; j&lt;strlen(cad2); j++) </text:p>
      <text:p text:style-name="P23"><text:span text:style-name="T9"><text:s text:c="12"/></text:span><text:span text:style-name="T10">{</text:span></text:p>
      <text:p text:style-name="P23"><text:s text:c="17"/>if (cad1[i+j] == cad2[j])</text:p>
      <text:p text:style-name="P23"><text:tab/><text:tab/><text:tab/>coincidencias++;</text:p>
      <text:p text:style-name="P23"><text:span text:style-name="T10"><text:s text:c="12"/></text:span><text:span text:style-name="T9">}</text:span></text:p>
      <text:p text:style-name="P23"><text:span text:style-name="T9"><text:s text:c="12"/></text:span><text:span text:style-name="T13">// Si el número de coincidencias es igual a la longitud de cad2, era una ocurrencia</text:span></text:p>
      <text:p text:style-name="P23"><text:s text:c="12"/>if (coincidencias == strlen(cad2)) <text:s text:c="2"/></text:p>
      <text:p text:style-name="P23"><text:span text:style-name="T9"><text:s text:c="12"/>{ <text:s text:c="29"/></text:span><text:span text:style-name="T13">// Sustituimos en cad1 por asteriscos</text:span></text:p>
      <text:p text:style-name="P23"><text:span text:style-name="T9"><text:s text:c="16"/></text:span><text:span text:style-name="T10">for (j=0; j&lt;strlen(cad2); j++)</text:span></text:p>
      <text:p text:style-name="P23"><text:s text:c="22"/>cad1[i+j] = '*';</text:p>
      <text:p text:style-name="P23"><text:span text:style-name="T10"><text:s text:c="12"/></text:span><text:span text:style-name="T9">}</text:span></text:p>
      <text:p text:style-name="P23"><text:s text:c="8"/>}</text:p>
      <text:p text:style-name="P23"><text:s text:c="4"/>}</text:p>
      <text:p text:style-name="P23"><text:s text:c="4"/></text:p>
      <text:p text:style-name="P23"><text:s text:c="4"/>puts("El resultado es:");</text:p>
      <text:p text:style-name="P23"><text:span text:style-name="T9"><text:s text:c="4"/></text:span><text:span text:style-name="T10">puts(cad1);</text:span></text:p>
      <text:p text:style-name="P23"><text:s text:c="4"/></text:p>
      <text:p text:style-name="P23"><text:span text:style-name="T10"><text:s text:c="4"/></text:span><text:span text:style-name="T9">return 0;</text:span></text:p>
      <text:p text:style-name="P23">}</text:p>
      <text:p text:style-name="P9"/>
      <text:p text:style-name="P13"/>
      <text:h text:style-name="P20" text:outline-level="1"><text:soft-page-break/><text:span text:style-name="T15">Ejercicio 3.26 </text:span><text:span text:style-name="T16">– Solución 2: usando una cadena auxiliar</text:span></text:h>
      <text:p text:style-name="P3">Leer dos cadenas, cad1 y cad2, <text:s/>y buscar una ocurrencia de cad2 dentro de cad1, sustituyéndola por asteriscos (" * ")</text:p>
      <text:p text:style-name="P12"/>
      <text:p text:style-name="P23">int main()</text:p>
      <text:p text:style-name="P23">{</text:p>
      <text:p text:style-name="P23"><text:s text:c="4"/>char cad1[50], cad2[50], cad3[50];</text:p>
      <text:p text:style-name="P23"><text:s text:c="4"/>int i,j;</text:p>
      <text:p text:style-name="P23"><text:s text:c="4"/></text:p>
      <text:p text:style-name="P23"><text:s text:c="4"/>puts("Teclee el primer texto: ");</text:p>
      <text:p text:style-name="P23"><text:s text:c="4"/>gets(cad1);</text:p>
      <text:p text:style-name="P23"><text:s text:c="4"/>puts("Teclee el segundo texto: ");</text:p>
      <text:p text:style-name="P23"><text:s text:c="4"/>gets(cad2);</text:p>
      <text:p text:style-name="P23"><text:span text:style-name="T9"><text:s text:c="4"/></text:span><text:span text:style-name="T13">// Comprobamos que la segunda cadena sea más corta que la primera</text:span></text:p>
      <text:p text:style-name="P23"><text:span text:style-name="T9"><text:s text:c="4"/></text:span><text:span text:style-name="T10">if (strlen(cad2) &gt; strlen(cad1)) {</text:span></text:p>
      <text:p text:style-name="P23"><text:span text:style-name="T10"><text:s text:c="7"/><text:tab/></text:span><text:span text:style-name="T9">puts("El segundo texto debe ser más corto que el primero");</text:span></text:p>
      <text:p text:style-name="P23"><text:s text:c="7"/>exit(-1);</text:p>
      <text:p text:style-name="P23"><text:s text:c="4"/>}</text:p>
      <text:p text:style-name="P23"><text:s text:c="4"/></text:p>
      <text:p text:style-name="P23"><text:span text:style-name="T9"><text:s text:c="4"/>for (i=0; i&lt;strlen(cad1); i++) <text:s text:c="8"/><text:tab/></text:span><text:span text:style-name="T13">// Recorremos todas las letras de cad1</text:span></text:p>
      <text:p text:style-name="P23"><text:s text:c="4"/>{</text:p>
      <text:p text:style-name="P23"><text:span text:style-name="T9"><text:s text:c="8"/>if (cad1[i] == cad2[0]) <text:s text:c="11"/></text:span><text:span text:style-name="T13">// Hemos encontrado una posible coincidencia</text:span></text:p>
      <text:p text:style-name="P23"><text:s text:c="8"/>{</text:p>
      <text:p text:style-name="P23"><text:span text:style-name="T9"><text:s text:c="5"/><text:tab/> <text:s text:c="4"/></text:span><text:span text:style-name="T13">// construimos cad3 copiando desde cad1 tantas letras como tenga cad2</text:span></text:p>
      <text:p text:style-name="P23"><text:s text:c="12"/>for (j=0; j&lt;strlen(cad2); j++) </text:p>
      <text:p text:style-name="P23"><text:span text:style-name="T9"><text:s text:c="12"/></text:span><text:span text:style-name="T10">{</text:span></text:p>
      <text:p text:style-name="P23"><text:s text:c="17"/>cad3[j] = cad1[i+j];</text:p>
      <text:p text:style-name="P23"><text:span text:style-name="T10"><text:s text:c="12"/></text:span><text:span text:style-name="T9">}</text:span></text:p>
      <text:p text:style-name="P23"><text:span text:style-name="T9"><text:tab/> <text:s text:c="4"/>cad3[j] = '\0'; <text:s text:c="15"/><text:tab/></text:span><text:span text:style-name="T13">// Añadimos el nulo al final de cad3 </text:span></text:p>
      <text:p text:style-name="P23"><text:span text:style-name="T9"><text:s text:c="12"/></text:span><text:span text:style-name="T13">// Si cad3 y cad2 son iguales, se ha encontrado una ocurrencia</text:span></text:p>
      <text:p text:style-name="P23"><text:s text:c="12"/>if (strcmp(cad2, cad3) == 0) <text:s text:c="2"/></text:p>
      <text:p text:style-name="P23"><text:span text:style-name="T9"><text:s text:c="12"/>{ <text:s text:c="29"/></text:span><text:span text:style-name="T13">// Sustituimos en cad1 por asteriscos</text:span></text:p>
      <text:p text:style-name="P23"><text:span text:style-name="T9"><text:s text:c="16"/></text:span><text:span text:style-name="T10">for (j=0; j&lt;strlen(cad2); j++)</text:span></text:p>
      <text:p text:style-name="P23"><text:s text:c="22"/>cad1[i+j] = '*';</text:p>
      <text:p text:style-name="P23"><text:span text:style-name="T10"><text:s text:c="12"/></text:span><text:span text:style-name="T9">}</text:span></text:p>
      <text:p text:style-name="P23"><text:s text:c="8"/>}</text:p>
      <text:p text:style-name="P23"><text:s text:c="4"/>}</text:p>
      <text:p text:style-name="P23"><text:s text:c="4"/></text:p>
      <text:p text:style-name="P23"><text:s text:c="4"/>puts("El resultado es:");</text:p>
      <text:p text:style-name="P23"><text:span text:style-name="T9"><text:s text:c="4"/></text:span><text:span text:style-name="T10">puts(cad1);</text:span></text:p>
      <text:p text:style-name="P23"><text:s text:c="4"/></text:p>
      <text:p text:style-name="P23"><text:span text:style-name="T10"><text:s text:c="4"/></text:span><text:span text:style-name="T9">return 0;</text:span></text:p>
      <text:p text:style-name="P23">}</text:p>
      <text:p text:style-name="P10"/>
      <text:h text:style-name="P21" text:outline-level="1"><text:span text:style-name="T5">Ejercicio 3.26 </text:span><text:span text:style-name="T6">– Solución 3: usando la función de librería strstr()</text:span></text:h>
      <text:p text:style-name="P3">Leer dos cadenas, cad1 y cad2, <text:s/>y buscar una ocurrencia de cad2 dentro de cad1, sustituyéndola por asteriscos (" * ").</text:p>
      <text:p text:style-name="P3"/>
      <text:p text:style-name="P3">Existe una función estándar de C que sirve para localizar una cadena dentro de otra. Esa función es strstr(). Una vez localizada la subcadena, es fácil sustituirla por asteriscos. Observa cómo se usa strstr() en el siguiente código.</text:p>
      <text:p text:style-name="P3"/>
      <text:p text:style-name="P3">Como puede verse, las funciones estándar de cadenas no hacen nada imprescindible, pues todas esas cosas las podemos programar si es necesario (ver solución anterior). Pero es conveniente conocer qué ayudas nos ofrece el lenguaje para poder aprovecharnos de ellas.</text:p>
      <text:p text:style-name="P3"/>
      <text:p text:style-name="P3"><text:soft-page-break/></text:p>
      <text:p text:style-name="P23">int main()</text:p>
      <text:p text:style-name="P23">{</text:p>
      <text:p text:style-name="P23"><text:s text:c="4"/>char cad1[50], cad2[50], *cad3;</text:p>
      <text:p text:style-name="P23"><text:s text:c="4"/>int i,j;</text:p>
      <text:p text:style-name="P23"><text:s text:c="4"/></text:p>
      <text:p text:style-name="P23"><text:s text:c="4"/>puts("EJERCICIO 5-19 (b): Buscar una cadena dentro de otra");</text:p>
      <text:p text:style-name="P23"><text:s text:c="4"/>puts("Teclee el primer texto: ");</text:p>
      <text:p text:style-name="P23"><text:s text:c="4"/>gets(cad1);</text:p>
      <text:p text:style-name="P23"><text:s text:c="4"/>puts("Teclee el segundo texto: ");</text:p>
      <text:p text:style-name="P23"><text:s text:c="4"/>gets(cad2);</text:p>
      <text:p text:style-name="P23"/>
      <text:p text:style-name="P23"><text:span text:style-name="T9"><text:s text:c="4"/>cad3 = strstr(cad1, cad2); <text:s text:c="2"/></text:span><text:span text:style-name="T13">// Busca cad2 dentro de cad1</text:span></text:p>
      <text:p text:style-name="P23"><text:span text:style-name="T9"><text:s text:c="4"/>if (cad3 != NULL) <text:s text:c="11"/></text:span><text:span text:style-name="T13">// Se ha encontrado una ocurrencia. cad3 apunta a ella</text:span></text:p>
      <text:p text:style-name="P23"><text:s text:c="6"/>for (i=0; i&lt;strlen(cad2); i++)</text:p>
      <text:p text:style-name="P23"><text:s text:c="6"/>{</text:p>
      <text:p text:style-name="P23"><text:span text:style-name="T9"><text:s text:c="8"/>cad3[i] = '*'; <text:s text:c="10"/></text:span><text:span text:style-name="T13">// Sustituimos por * tantas veces como letras tenga cad2</text:span></text:p>
      <text:p text:style-name="P23"><text:s text:c="6"/>} <text:s text:c="5"/></text:p>
      <text:p text:style-name="P23"><text:s text:c="4"/>puts("El resultado es:");</text:p>
      <text:p text:style-name="P23"><text:span text:style-name="T9"><text:s text:c="4"/></text:span><text:span text:style-name="T10">puts(cad1);</text:span></text:p>
      <text:p text:style-name="P23"><text:s text:c="4"/></text:p>
      <text:p text:style-name="P23"><text:s text:c="4"/>return 0;</text:p>
      <text:p text:style-name="P23">}</text:p>
      <text:p text:style-name="P23"/>
      <text:p text:style-name="P3"/>
      <text:h text:style-name="P19" text:outline-level="1">Ejercicio 3.27</text:h>
      <text:p text:style-name="P3">.Escribe un programa que pida al usuario que introduzca una palabra por teclado de un máximo de 8 caracteres, y luego la oculte en una sopa de letras de 8x8 caracteres generada al azar. La palabra debe aparecer en la sopa escrita de izquierda a derecha, a una altura seleccionada aleatoriamente. La sopa de letras generada debe almacenarse en una matriz de caracteres y mostrarse por la pantalla.</text:p>
      <text:p text:style-name="P3"/>
      <text:p text:style-name="P3"/>
      <text:p text:style-name="P23">int main()</text:p>
      <text:p text:style-name="P23">{</text:p>
      <text:p text:style-name="P23"><text:tab/>char palabra[100];</text:p>
      <text:p text:style-name="P23"><text:tab/>char sopa[8][8];</text:p>
      <text:p text:style-name="P23"><text:tab/>int f, c, i, fila, columna;</text:p>
      <text:p text:style-name="P23"><text:tab/>srand(time(NULL));</text:p>
      <text:p text:style-name="P23"/>
      <text:p text:style-name="P23"><text:tab/>/* Generamos la sopa de letras aleatoria */</text:p>
      <text:p text:style-name="P23"><text:tab/>for (f = 0; f &lt; 8; f++)</text:p>
      <text:p text:style-name="P23"><text:tab/><text:tab/>for (c = 0; c &lt; 8; c++)</text:p>
      <text:p text:style-name="P23"><text:tab/><text:tab/><text:tab/>/* El código ASCII de la A es 65 y el de la Z es 91, así que</text:p>
      <text:p text:style-name="P23"><text:tab/><text:tab/><text:tab/> <text:s text:c="2"/>sacamos un aleatorio de 65 a 91 */</text:p>
      <text:p text:style-name="P23"><text:tab/><text:tab/><text:tab/>sopa[c][f] = rand()%26 + 65;</text:p>
      <text:p text:style-name="P23"/>
      <text:p text:style-name="P23"><text:tab/>/* Pedimos al usuario que teclee su palabra */</text:p>
      <text:p text:style-name="P23"><text:tab/>printf("Introduzca una palabra (máximo 8 letras)\n");</text:p>
      <text:p text:style-name="P23"><text:tab/>gets(palabra);</text:p>
      <text:p text:style-name="P23"/>
      <text:p text:style-name="P23"><text:tab/>/* Comprobamos la longitud de la palabra. Si es mayor que 8, la truncamos */</text:p>
      <text:p text:style-name="P23"><text:tab/>if (strlen(palabra) &gt; 8)</text:p>
      <text:p text:style-name="P23"><text:tab/><text:tab/>palabra[8] = '\0';</text:p>
      <text:p text:style-name="P23"/>
      <text:p text:style-name="P23"><text:tab/>/* Seleccionamos al azar la fila y la columna en la que ocultar la palabra */</text:p>
      <text:p text:style-name="P23"><text:tab/>fila = rand()%8;</text:p>
      <text:p text:style-name="P23"><text:tab/>columna = rand()%(8 - strlen(palabra));</text:p>
      <text:p text:style-name="P23"/>
      <text:p text:style-name="P23"><text:tab/>/* Insertamos la palabra dentro de la sopa */</text:p>
      <text:p text:style-name="P23"><text:soft-page-break/><text:tab/>i = 0;</text:p>
      <text:p text:style-name="P23"><text:tab/>for (c = columna; c &lt; columna + strlen(palabra); c++)</text:p>
      <text:p text:style-name="P23"><text:tab/>{</text:p>
      <text:p text:style-name="P23"><text:tab/><text:tab/>sopa[c][fila] = palabra[i];</text:p>
      <text:p text:style-name="P23"><text:tab/><text:tab/>i++;</text:p>
      <text:p text:style-name="P23"><text:tab/>}</text:p>
      <text:p text:style-name="P23"/>
      <text:p text:style-name="P23"><text:tab/>/* Por último, mostramos la sopa de letras */</text:p>
      <text:p text:style-name="P23"><text:tab/>for (f = 0; f &lt; 8; f++)</text:p>
      <text:p text:style-name="P23"><text:tab/>{</text:p>
      <text:p text:style-name="P23"><text:tab/><text:tab/>for (c = 0; c &lt; 8; c++)</text:p>
      <text:p text:style-name="P23"><text:tab/><text:tab/>{</text:p>
      <text:p text:style-name="P23"><text:tab/><text:tab/><text:tab/>printf("%c ", sopa[c][f]);</text:p>
      <text:p text:style-name="P23"><text:tab/><text:tab/>}</text:p>
      <text:p text:style-name="P23"><text:tab/><text:tab/>printf("\n");</text:p>
      <text:p text:style-name="P23"><text:tab/>}</text:p>
      <text:p text:style-name="P23"/>
      <text:p text:style-name="P23"><text:tab/>return 0;</text:p>
      <text:p text:style-name="P23">}</text:p>
      <text:p text:style-name="P23"/>
      <text:h text:style-name="P19" text:outline-level="1">Ejercicio 3.28</text:h>
      <text:p text:style-name="P5">Escribe un programa que lea un texto por teclado y separe las palabras que haya en él, escribiéndolas en líneas consecutivas. Además, el programa debe contar las palabras.</text:p>
      <text:h text:style-name="P19" text:outline-level="1"/>
      <text:p text:style-name="P18">i<text:span text:style-name="T17">nt main()</text:span></text:p>
      <text:p text:style-name="P23">{</text:p>
      <text:p text:style-name="P23"><text:tab/>char cad[100];</text:p>
      <text:p text:style-name="P23"><text:tab/>int i, cont;</text:p>
      <text:p text:style-name="P23"/>
      <text:p text:style-name="P23"><text:tab/>/* Pedimos al usuario que teclee su cadena */</text:p>
      <text:p text:style-name="P23"><text:tab/>printf("Introduzca una cadena de caracteres: ");</text:p>
      <text:p text:style-name="P23"><text:tab/>gets(cad);</text:p>
      <text:p text:style-name="P23"/>
      <text:p text:style-name="P23"><text:tab/>/* Recorremos la cadena buscando los espacios */</text:p>
      <text:p text:style-name="P23"><text:tab/>cont = 0;</text:p>
      <text:p text:style-name="P23"><text:tab/>for (i = 0; i &lt; strlen(cad); i++)</text:p>
      <text:p text:style-name="P23"><text:tab/>{</text:p>
      <text:p text:style-name="P23"><text:tab/><text:tab/>if (cad[i] != ' ')<text:tab/>/* No es un espacio: mostramos el carácter en la pantalla */</text:p>
      <text:p text:style-name="P23"><text:tab/><text:tab/><text:tab/>printf("%c", cad[i]);</text:p>
      <text:p text:style-name="P23"><text:tab/><text:tab/>else <text:s text:c="3"/>/* ES UN ESPACIO: hacemos un salto de línea e incrementamos el contador */</text:p>
      <text:p text:style-name="P23"><text:tab/><text:tab/>{<text:tab/></text:p>
      <text:p text:style-name="P23"><text:tab/><text:tab/><text:tab/>printf("\n");</text:p>
      <text:p text:style-name="P23"><text:tab/><text:tab/><text:tab/>cont++;</text:p>
      <text:p text:style-name="P23"><text:tab/><text:tab/>}</text:p>
      <text:p text:style-name="P23"><text:tab/>}</text:p>
      <text:p text:style-name="P23"/>
      <text:p text:style-name="P23"><text:tab/>/* Como la última palabra no está seguida de un espacio, la contamos ahora */</text:p>
      <text:p text:style-name="P23"><text:tab/>printf("\n");</text:p>
      <text:p text:style-name="P23"><text:tab/>cont++; </text:p>
      <text:p text:style-name="P23"/>
      <text:p text:style-name="P23"><text:tab/>printf("Total: %i palabras\n", cont);</text:p>
      <text:p text:style-name="P23"/>
      <text:p text:style-name="P23"><text:tab/>return 0;</text:p>
      <text:p text:style-name="P23">}</text:p>
      <text:p text:style-name="P14"/>
      <text:h text:style-name="P19" text:outline-level="1">Ejercicio 3.29</text:h>
      <text:p text:style-name="P3">Leer un número decimal en forma de cadena y convertirlo a su equivalente en notación binaria</text:p>
      <text:p text:style-name="P18"><text:soft-page-break/><text:span text:style-name="T7">Nota importante</text:span><text:span text:style-name="T8">: para convertir un número (por ejemplo, el 1) en un carácter ASCII (es decir, en un '1'), basta con sumar 48 al número, ya que 48 es el código ASCII del carácter '0', 49 el del carácter '1', 50 el del '2', y así sucesivamente.</text:span></text:p>
      <text:p text:style-name="P3"/>
      <text:p text:style-name="P7">int main(void)</text:p>
      <text:p text:style-name="P7">{</text:p>
      <text:p text:style-name="P7"><text:s text:c="4"/>int resto, i, j;</text:p>
      <text:p text:style-name="P7"><text:s text:c="4"/>char n_bin[100], result[100];</text:p>
      <text:p text:style-name="P7"><text:s text:c="4"/>int n_dec;</text:p>
      <text:p text:style-name="P7"><text:s text:c="4"/></text:p>
      <text:p text:style-name="P7"><text:s text:c="4"/>printf("Introduzca numero decimal: ");</text:p>
      <text:p text:style-name="P7"><text:s text:c="4"/>scanf("%i", &amp;n_dec);</text:p>
      <text:p text:style-name="P7"><text:s text:c="4"/></text:p>
      <text:p text:style-name="P7"><text:s text:c="4"/>i = 0;</text:p>
      <text:p text:style-name="P16"><text:span text:style-name="T3"><text:s text:c="4"/>while (n_dec &gt; 0) <text:s text:c="11"/></text:span><text:span text:style-name="T12">// Bucle principal</text:span></text:p>
      <text:p text:style-name="P7"><text:s text:c="4"/>{</text:p>
      <text:p text:style-name="P16"><text:span text:style-name="T3"><text:s text:c="8"/>resto = n_dec % 2; <text:s text:c="6"/></text:span><text:span text:style-name="T12">// Vamos obteniendo los restos de las divisiones </text:span></text:p>
      <text:p text:style-name="P7"><text:s text:c="8"/>n_dec = n_dec / 2;</text:p>
      <text:p text:style-name="P16"><text:span text:style-name="T3"><text:s text:c="8"/>result[i] = resto + 48; <text:s/></text:span><text:span text:style-name="T12">//... los convertimos a carácter y los almacenamos en "result"</text:span></text:p>
      <text:p text:style-name="P7"><text:s text:c="8"/>i++;</text:p>
      <text:p text:style-name="P7"><text:s text:c="4"/>}</text:p>
      <text:p text:style-name="P16"><text:span text:style-name="T3"><text:s text:c="4"/>result[i] = '\0'; <text:s text:c="11"/></text:span><text:span text:style-name="T12">// Añadimos el nulo al final de la cadena</text:span></text:p>
      <text:p text:style-name="P7"/>
      <text:p text:style-name="P17"><text:s text:c="4"/>// "result" contendrá el número binario AL REVÉS. Tenemos que darle la vuelta</text:p>
      <text:p text:style-name="P7"><text:s text:c="4"/>j = 0;</text:p>
      <text:p text:style-name="P7"><text:s text:c="4"/>for (i=strlen(result)-1; i&gt;=0; i--)</text:p>
      <text:p text:style-name="P7"><text:s text:c="4"/>{</text:p>
      <text:p text:style-name="P16"><text:span text:style-name="T3"><text:s text:c="7"/>n_bin[j] = result[i]; <text:s text:c="3"/></text:span><text:span text:style-name="T12">// En "n_bin" obtendremos el binario en el orden correcto</text:span></text:p>
      <text:p text:style-name="P7"><text:s text:c="7"/>j++;</text:p>
      <text:p text:style-name="P7"><text:s text:c="4"/>}</text:p>
      <text:p text:style-name="P16"><text:span text:style-name="T3"><text:s text:c="4"/>n_bin[j] = '\0'; <text:s text:c="11"/></text:span><text:span text:style-name="T12">// Añadimos el nulo al final de la cadena</text:span></text:p>
      <text:p text:style-name="P7"><text:s text:c="4"/></text:p>
      <text:p text:style-name="P7"><text:s text:c="4"/>printf("El número binario equivalente es: %s\n\n", n_bin);</text:p>
      <text:p text:style-name="P7"><text:s text:c="4"/></text:p>
      <text:p text:style-name="P7"><text:s text:c="4"/>return 0;</text:p>
      <text:p text:style-name="P7">}</text:p>
      <text:p text:style-name="P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face style:name="Andale Mono" svg:font-family="'Andale Mono'" style:font-pitch="fixed"/>
    <style:font-face style:name="Courier" svg:font-family="Courier" style:font-family-generic="modern" style:font-pitch="fixed"/>
    <style:font-face style:name="FreeMono" svg:font-family="FreeMono" style:font-family-generic="modern" style:font-pitch="fixed"/>
    <style:font-face style:name="Lucida Console" svg:font-family="'Lucida Console'" style:font-family-generic="modern" style:font-pitch="fixed"/>
    <style:font-face style:name="Albany AMT1" svg:font-family="'Albany AMT', Arial"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rial1" style:font-size-asian="12pt" style:language-asian="es" style:country-asian="ES" style:font-name-complex="Arial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keep-with-next="always"/>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style:font-name="Arial Black" fo:font-size="14pt" style:font-size-asian="14pt" style:font-name-complex="Arial"/>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fo:padding="0.049cm" fo:border-left="none" fo:border-right="none" fo:border-top="0.018cm solid #000000" fo:border-bottom="none" style:shadow="none"/>
      <style:text-properties style:use-window-font-color="true" fo:font-size="9pt" fo:language="es" fo:country="ES" style:font-name-asian="Times New Roman" style:font-size-asian="9pt" style:language-asian="es" style:country-asian="ES" style:font-name-complex="Times New Roman" style:font-size-complex="9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footer>
        <text:p text:style-name="P1">Ejercicios resueltos de cadenas (Tema 3)<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lgunos ejercicios de cadenas (tema 5) resueltos</dc:title>
    <meta:initial-creator>Yo</meta:initial-creator>
    <meta:creation-date>2005-11-30T08:37:00</meta:creation-date>
    <dc:creator>Alfredo</dc:creator>
    <dc:date>2009-01-23T18:50:17</dc:date>
    <meta:print-date>2005-11-30T09:18:00</meta:print-date>
    <meta:editing-cycles>34</meta:editing-cycles>
    <meta:editing-duration>PT2H6M54S</meta:editing-duration>
    <meta:user-defined meta:name="Info 1"/>
    <meta:user-defined meta:name="Info 2"/>
    <meta:user-defined meta:name="Info 3"/>
    <meta:user-defined meta:name="Info 4"/>
    <meta:document-statistic meta:table-count="0" meta:image-count="0" meta:object-count="0" meta:page-count="8" meta:paragraph-count="357" meta:word-count="1843" meta:character-count="12274"/>
  </office:meta>
</office:document-meta>
</file>